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78.42053223" calcext:value-type="float">
            <text:p>78,42053223</text:p>
          </table:table-cell>
          <table:table-cell office:value-type="float" office:value="6.916807143E-027" calcext:value-type="float">
            <text:p>6,92E-027</text:p>
          </table:table-cell>
          <table:table-cell office:value-type="float" office:value="4.487118721" calcext:value-type="float">
            <text:p>4,487118721</text:p>
          </table:table-cell>
          <table:table-cell table:style-name="ce2" table:formula="of:=([.E3]-[.E2])/[.E2]" office:value-type="float" office:value="0.00354358593716496" calcext:value-type="float">
            <text:p>0,003543585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3792" calcext:value-type="float">
            <text:p>143792</text:p>
          </table:table-cell>
          <table:table-cell office:value-type="float" office:value="83.90020752" calcext:value-type="float">
            <text:p>83,90020752</text:p>
          </table:table-cell>
          <table:table-cell office:value-type="float" office:value="1.260640702E-020" calcext:value-type="float">
            <text:p>1,26E-020</text:p>
          </table:table-cell>
          <table:table-cell office:value-type="float" office:value="3.074249029" calcext:value-type="float">
            <text:p>3,07424902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3792" calcext:value-type="float">
            <text:p>143792</text:p>
          </table:table-cell>
          <table:table-cell office:value-type="float" office:value="104.5085678" calcext:value-type="float">
            <text:p>104,5085678</text:p>
          </table:table-cell>
          <table:table-cell office:value-type="float" office:value="1.385999439E-020" calcext:value-type="float">
            <text:p>1,39E-020</text:p>
          </table:table-cell>
          <table:table-cell office:value-type="float" office:value="3.07742095" calcext:value-type="float">
            <text:p>3,07742095</text:p>
          </table:table-cell>
          <table:table-cell table:formula="of:=([.E5]-[.E4])/[.E4]" office:value-type="float" office:value="0.00103177100165878" calcext:value-type="float">
            <text:p>0,00103177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4257" calcext:value-type="float">
            <text:p>144257</text:p>
          </table:table-cell>
          <table:table-cell office:value-type="float" office:value="99.17547607" calcext:value-type="float">
            <text:p>99,17547607</text:p>
          </table:table-cell>
          <table:table-cell office:value-type="float" office:value="2.008664023E-017" calcext:value-type="float">
            <text:p>2,01E-017</text:p>
          </table:table-cell>
          <table:table-cell office:value-type="float" office:value="2.465702772" calcext:value-type="float">
            <text:p>2,46570277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4257" calcext:value-type="float">
            <text:p>144257</text:p>
          </table:table-cell>
          <table:table-cell office:value-type="float" office:value="107.6016083" calcext:value-type="float">
            <text:p>107,6016083</text:p>
          </table:table-cell>
          <table:table-cell office:value-type="float" office:value="2.404321219E-017" calcext:value-type="float">
            <text:p>2,40E-017</text:p>
          </table:table-cell>
          <table:table-cell office:value-type="float" office:value="2.467408657" calcext:value-type="float">
            <text:p>2,467408657</text:p>
          </table:table-cell>
          <table:table-cell table:style-name="ce3" table:formula="of:=([.E7]-[.E6])/[.E6]" office:value-type="float" office:value="0.00069184535109887" calcext:value-type="float">
            <text:p>0,000691845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4574" calcext:value-type="float">
            <text:p>144574</text:p>
          </table:table-cell>
          <table:table-cell office:value-type="float" office:value="107.6501541" calcext:value-type="float">
            <text:p>107,6501541</text:p>
          </table:table-cell>
          <table:table-cell office:value-type="float" office:value="3.699530747E-015" calcext:value-type="float">
            <text:p>3,70E-015</text:p>
          </table:table-cell>
          <table:table-cell office:value-type="float" office:value="2.099256754" calcext:value-type="float">
            <text:p>2,09925675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4574" calcext:value-type="float">
            <text:p>144574</text:p>
          </table:table-cell>
          <table:table-cell office:value-type="float" office:value="110.6599884" calcext:value-type="float">
            <text:p>110,6599884</text:p>
          </table:table-cell>
          <table:table-cell office:value-type="float" office:value="2.12451745E-015" calcext:value-type="float">
            <text:p>2,12E-015</text:p>
          </table:table-cell>
          <table:table-cell office:value-type="float" office:value="2.101155758" calcext:value-type="float">
            <text:p>2,101155758</text:p>
          </table:table-cell>
          <table:table-cell table:style-name="ce3" table:formula="of:=([.E9]-[.E8])/[.E8]" office:value-type="float" office:value="0.0009046077838653" calcext:value-type="float">
            <text:p>0,00090460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5478" calcext:value-type="float">
            <text:p>145478</text:p>
          </table:table-cell>
          <table:table-cell office:value-type="float" office:value="110.6392441" calcext:value-type="float">
            <text:p>110,6392441</text:p>
          </table:table-cell>
          <table:table-cell office:value-type="float" office:value="0.0000000000002683690943" calcext:value-type="float">
            <text:p>2,68E-013</text:p>
          </table:table-cell>
          <table:table-cell office:value-type="float" office:value="1.846890688" calcext:value-type="float">
            <text:p>1,846890688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5478" calcext:value-type="float">
            <text:p>145478</text:p>
          </table:table-cell>
          <table:table-cell office:value-type="float" office:value="110.862587" calcext:value-type="float">
            <text:p>110,862587</text:p>
          </table:table-cell>
          <table:table-cell office:value-type="float" office:value="0.0000000000004237102748" calcext:value-type="float">
            <text:p>4,24E-013</text:p>
          </table:table-cell>
          <table:table-cell office:value-type="float" office:value="1.847560048" calcext:value-type="float">
            <text:p>1,847560048</text:p>
          </table:table-cell>
          <table:table-cell table:style-name="ce3" table:formula="of:=([.E11]-[.E10])/[.E10]" office:value-type="float" office:value="0.000362425347828741" calcext:value-type="float">
            <text:p>0,000362425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5906" calcext:value-type="float">
            <text:p>145906</text:p>
          </table:table-cell>
          <table:table-cell office:value-type="float" office:value="110.7485199" calcext:value-type="float">
            <text:p>110,7485199</text:p>
          </table:table-cell>
          <table:table-cell office:value-type="float" office:value="0.000000000003671134577" calcext:value-type="float">
            <text:p>3,67E-012</text:p>
          </table:table-cell>
          <table:table-cell office:value-type="float" office:value="1.657910705" calcext:value-type="float">
            <text:p>1,65791070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5906" calcext:value-type="float">
            <text:p>145906</text:p>
          </table:table-cell>
          <table:table-cell office:value-type="float" office:value="110.9208221" calcext:value-type="float">
            <text:p>110,9208221</text:p>
          </table:table-cell>
          <table:table-cell office:value-type="float" office:value="0.0000000000006915513084" calcext:value-type="float">
            <text:p>6,92E-013</text:p>
          </table:table-cell>
          <table:table-cell office:value-type="float" office:value="1.658840775" calcext:value-type="float">
            <text:p>1,658840775</text:p>
          </table:table-cell>
          <table:table-cell table:formula="of:=([.E13]-[.E12])/[.E12]" office:value-type="float" office:value="0.000560989199958219" calcext:value-type="float">
            <text:p>0,000560989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6679" calcext:value-type="float">
            <text:p>146679</text:p>
          </table:table-cell>
          <table:table-cell office:value-type="float" office:value="184.6491699" calcext:value-type="float">
            <text:p>184,6491699</text:p>
          </table:table-cell>
          <table:table-cell office:value-type="float" office:value="0.00000000002541401464" calcext:value-type="float">
            <text:p>2,54E-011</text:p>
          </table:table-cell>
          <table:table-cell office:value-type="float" office:value="1.509241939" calcext:value-type="float">
            <text:p>1,509241939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6679" calcext:value-type="float">
            <text:p>146679</text:p>
          </table:table-cell>
          <table:table-cell office:value-type="float" office:value="212.9777374" calcext:value-type="float">
            <text:p>212,9777374</text:p>
          </table:table-cell>
          <table:table-cell office:value-type="float" office:value="0.00000000001585350774" calcext:value-type="float">
            <text:p>1,59E-011</text:p>
          </table:table-cell>
          <table:table-cell office:value-type="float" office:value="1.509717345" calcext:value-type="float">
            <text:p>1,509717345</text:p>
          </table:table-cell>
          <table:table-cell table:formula="of:=([.E15]-[.E14])/[.E14]" office:value-type="float" office:value="0.000314996547415613" calcext:value-type="float">
            <text:p>0,000314996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6930" calcext:value-type="float">
            <text:p>146930</text:p>
          </table:table-cell>
          <table:table-cell office:value-type="float" office:value="212.9649506" calcext:value-type="float">
            <text:p>212,9649506</text:p>
          </table:table-cell>
          <table:table-cell office:value-type="float" office:value="0.0000000002681377065" calcext:value-type="float">
            <text:p>2,68E-010</text:p>
          </table:table-cell>
          <table:table-cell office:value-type="float" office:value="1.388721704" calcext:value-type="float">
            <text:p>1,38872170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6930" calcext:value-type="float">
            <text:p>146930</text:p>
          </table:table-cell>
          <table:table-cell office:value-type="float" office:value="225.7858887" calcext:value-type="float">
            <text:p>225,7858887</text:p>
          </table:table-cell>
          <table:table-cell office:value-type="float" office:value="0.0000000005193458441" calcext:value-type="float">
            <text:p>5,19E-010</text:p>
          </table:table-cell>
          <table:table-cell office:value-type="float" office:value="1.389098287" calcext:value-type="float">
            <text:p>1,389098287</text:p>
          </table:table-cell>
          <table:table-cell table:formula="of:=([.E17]-[.E16])/[.E16]" office:value-type="float" office:value="0.000271172401868061" calcext:value-type="float">
            <text:p>0,000271172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7321" calcext:value-type="float">
            <text:p>147321</text:p>
          </table:table-cell>
          <table:table-cell office:value-type="float" office:value="225.639267" calcext:value-type="float">
            <text:p>225,639267</text:p>
          </table:table-cell>
          <table:table-cell office:value-type="float" office:value="0.000000003673321203" calcext:value-type="float">
            <text:p>3,67E-009</text:p>
          </table:table-cell>
          <table:table-cell office:value-type="float" office:value="1.286942124" calcext:value-type="float">
            <text:p>1,286942124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7321" calcext:value-type="float">
            <text:p>147321</text:p>
          </table:table-cell>
          <table:table-cell office:value-type="float" office:value="227.6010437" calcext:value-type="float">
            <text:p>227,6010437</text:p>
          </table:table-cell>
          <table:table-cell office:value-type="float" office:value="0.000000004840307266" calcext:value-type="float">
            <text:p>4,84E-009</text:p>
          </table:table-cell>
          <table:table-cell office:value-type="float" office:value="1.287353277" calcext:value-type="float">
            <text:p>1,287353277</text:p>
          </table:table-cell>
          <table:table-cell table:style-name="ce3" table:formula="of:=([.E19]-[.E18])/[.E18]" office:value-type="float" office:value="0.000319480567410459" calcext:value-type="float">
            <text:p>0,00031948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7692" calcext:value-type="float">
            <text:p>147692</text:p>
          </table:table-cell>
          <table:table-cell office:value-type="float" office:value="227.4511871" calcext:value-type="float">
            <text:p>227,4511871</text:p>
          </table:table-cell>
          <table:table-cell office:value-type="float" office:value="0.0000000004534981279" calcext:value-type="float">
            <text:p>4,53E-010</text:p>
          </table:table-cell>
          <table:table-cell office:value-type="float" office:value="1.199113011" calcext:value-type="float">
            <text:p>1,19911301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7692" calcext:value-type="float">
            <text:p>147692</text:p>
          </table:table-cell>
          <table:table-cell office:value-type="float" office:value="224.6620026" calcext:value-type="float">
            <text:p>224,6620026</text:p>
          </table:table-cell>
          <table:table-cell office:value-type="float" office:value="0.00000000760183827" calcext:value-type="float">
            <text:p>7,60E-009</text:p>
          </table:table-cell>
          <table:table-cell office:value-type="float" office:value="1.199586272" calcext:value-type="float">
            <text:p>1,199586272</text:p>
          </table:table-cell>
          <table:table-cell table:style-name="ce3" table:formula="of:=([.E21]-[.E20])/[.E20]" office:value-type="float" office:value="0.000394675894313835" calcext:value-type="float">
            <text:p>0,000394675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7899" calcext:value-type="float">
            <text:p>147899</text:p>
          </table:table-cell>
          <table:table-cell office:value-type="float" office:value="224.6574707" calcext:value-type="float">
            <text:p>224,6574707</text:p>
          </table:table-cell>
          <table:table-cell office:value-type="float" office:value="0.000000009210675778" calcext:value-type="float">
            <text:p>9,21E-009</text:p>
          </table:table-cell>
          <table:table-cell office:value-type="float" office:value="1.123186111" calcext:value-type="float">
            <text:p>1,123186111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839555003258284" calcext:value-type="float">
            <text:p>0,0008395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20:17:28.873241919</dc:date>
    <meta:document-statistic meta:table-count="1" meta:cell-count="121" meta:object-count="0"/>
    <meta:generator>LibreOffice/4.1.4.2$Linux_X86_64 LibreOffice_project/410m0$Build-2</meta:generator>
  </office:meta>
</office:document-meta>
</file>